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998" officeooo:paragraph-rsid="00002998"/>
    </style:style>
    <style:style style:name="P2" style:family="paragraph" style:parent-style-name="Standard">
      <style:text-properties officeooo:rsid="00002998" officeooo:paragraph-rsid="00020168"/>
    </style:style>
    <style:style style:name="P3" style:family="paragraph" style:parent-style-name="Standard">
      <style:text-properties officeooo:rsid="00002998" officeooo:paragraph-rsid="00033986"/>
    </style:style>
    <style:style style:name="P4" style:family="paragraph" style:parent-style-name="Standard">
      <style:text-properties officeooo:rsid="00033986" officeooo:paragraph-rsid="00033986"/>
    </style:style>
    <style:style style:name="P5" style:family="paragraph" style:parent-style-name="Standard">
      <style:text-properties officeooo:rsid="00042ab8" officeooo:paragraph-rsid="00042ab8"/>
    </style:style>
    <style:style style:name="P6" style:family="paragraph" style:parent-style-name="Standard">
      <style:text-properties officeooo:rsid="00046a5d" officeooo:paragraph-rsid="00046a5d"/>
    </style:style>
    <style:style style:name="P7" style:family="paragraph" style:parent-style-name="Standard">
      <style:text-properties officeooo:rsid="00048db2" officeooo:paragraph-rsid="00048db2"/>
    </style:style>
    <style:style style:name="T1" style:family="text">
      <style:text-properties officeooo:rsid="00003676"/>
    </style:style>
    <style:style style:name="T2" style:family="text">
      <style:text-properties officeooo:rsid="00020168"/>
    </style:style>
    <style:style style:name="T3" style:family="text">
      <style:text-properties officeooo:rsid="00033986"/>
    </style:style>
    <style:style style:name="T4" style:family="text">
      <style:text-properties officeooo:rsid="00042ab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03676" style:font-weight-asian="bold" style:font-weight-complex="bold"/>
    </style:style>
    <style:style style:name="T7" style:family="text">
      <style:text-properties fo:font-weight="bold" officeooo:rsid="00020168" style:font-weight-asian="bold" style:font-weight-complex="bold"/>
    </style:style>
    <style:style style:name="T8" style:family="text">
      <style:text-properties fo:font-weight="bold" officeooo:rsid="00033986" style:font-weight-asian="bold" style:font-weight-complex="bold"/>
    </style:style>
    <style:style style:name="T9" style:family="text">
      <style:text-properties officeooo:rsid="000527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 API</text:p>
      <text:p text:style-name="P7"/>
      <text:p text:style-name="P1"/>
      <text:p text:style-name="P6"><text:a xlink:type="simple" xlink:href="http://play.findyourway.local/" text:style-name="Internet_20_link" text:visited-style-name="Visited_20_Internet_20_Link">http://play.findyourway.local</text:a> : URL pour jouer.</text:p>
      <text:p text:style-name="P1"/>
      <text:p text:style-name="P1"><text:a xlink:type="simple" xlink:href="http://backend.findyourway.local/" text:style-name="Internet_20_link" text:visited-style-name="Visited_20_Internet_20_Link">http://backend.findyourway.local</text:a></text:p>
      <text:p text:style-name="P1"/>
      <text:p text:style-name="P1"><text:tab/><text:span text:style-name="T5">/partie/new </text:span>: créer un<text:span text:style-name="T9">e </text:span>nouvelle partie, avec un nouveau chemin. 5 lieux sont tirés au hasard <text:tab/>dans la base de donnée.</text:p>
      <text:p text:style-name="P1"><text:tab/><text:span text:style-name="T5">/</text:span><text:span text:style-name="T6">lieu/{id} </text:span><text:span text:style-name="T1">: retourne toutes les informations sur un Lieu </text:span></text:p>
      <text:p text:style-name="P1"><text:tab/><text:span text:style-name="T5">/</text:span><text:span text:style-name="T7">lieux</text:span><text:span text:style-name="T2"> : retourne tout les lieux avec leurs champs</text:span></text:p>
      <text:p text:style-name="P1"><text:tab/><text:span text:style-name="T5">/</text:span><text:span text:style-name="T7">destFinales</text:span><text:span text:style-name="T2"> : retourne tout les lieux susceptibles d’être des destinations finales</text:span></text:p>
      <text:p text:style-name="P2"><text:tab/><text:span text:style-name="T7">/game/{id_partie}/indications</text:span><text:span text:style-name="T2"> : retourne les indications de chaque lieux pour une partie</text:span></text:p>
      <text:p text:style-name="P2"><text:tab/><text:span text:style-name="T7">/game/{id_partie}/coordonees</text:span><text:span text:style-name="T2"> retourne les coordonnés de chaque lieu pour une partie</text:span></text:p>
      <text:p text:style-name="P2"><text:tab/><text:span text:style-name="T7">/game/{id_partie}/chemin </text:span><text:span text:style-name="T2">: <text:s/>retourne le chemin (5 lieux et une destination finale) de la <text:tab/>partie</text:span></text:p>
      <text:p text:style-name="P3"><text:tab/><text:span text:style-name="T5">/</text:span><text:span text:style-name="T8">game/{id_partie}/lieux_partie</text:span><text:span text:style-name="T3"> : retour les 5 lieux d’une partie</text:span></text:p>
      <text:p text:style-name="P2"><text:tab/><text:span text:style-name="T7">/game/{id_partie}/destination</text:span><text:span text:style-name="T2"> : retourne la destination finale d’une partie</text:span></text:p>
      <text:p text:style-name="P2"><text:tab/><text:span text:style-name="T7">/game/{id_partie}/indices</text:span><text:span text:style-name="T2"> : retourne tout les indices de la destination finale d’une partie</text:span></text:p>
      <text:p text:style-name="P2"><text:tab/><text:span text:style-name="T5">/</text:span><text:span text:style-name="T8">utilisateurs</text:span><text:span text:style-name="T3"> : retourne tout les utilisateurs</text:span></text:p>
      <text:p text:style-name="P2"><text:tab/><text:span text:style-name="T5">/</text:span><text:span text:style-name="T8">utilisateurs/{id}</text:span><text:span text:style-name="T3"> : retourne un utilisateurs</text:span></text:p>
      <text:p text:style-name="P2"><text:tab/><text:span text:style-name="T5">/</text:span><text:span text:style-name="T8">newUser</text:span><text:span text:style-name="T3"> : ajoute un utilisateur</text:span></text:p>
      <text:p text:style-name="P3"><text:tab/><text:span text:style-name="T5">/</text:span><text:span text:style-name="T8">admin/formAjoutUtilisateur</text:span><text:span text:style-name="T3"> : retourne le formulaire pour ajouter un utilisateur</text:span></text:p>
      <text:p text:style-name="P3"><text:tab/><text:span text:style-name="T8">/game/{id_partie}/distanceDF</text:span><text:span text:style-name="T3"> : retourne la distance possible entre le clic et la destination finale pour obtenir le maximum de point</text:span></text:p>
      <text:p text:style-name="P3"/>
      <text:p text:style-name="P4"><text:a xlink:type="simple" xlink:href="http://admin.findyourway.local/" text:style-name="Internet_20_link" text:visited-style-name="Visited_20_Internet_20_Link">http://admin.findyourway.local/</text:a></text:p>
      <text:p text:style-name="P4"><text:tab/><text:span text:style-name="T5">/admin/lieu</text:span> : ajoute un lieu à la BD</text:p>
      <text:p text:style-name="P4"><text:tab/><text:span text:style-name="T5">/admin/formAjoutLieu</text:span> : renvoie un formulaire pour l’ajout d’un lieu</text:p>
      <text:p text:style-name="P4"><text:tab/><text:span text:style-name="T5">/admin/formlieu/{id}</text:span> : renvoie un formulaire pré-rempli pour la modification d’un lieu </text:p>
      <text:p text:style-name="P4"><text:tab/><text:span text:style-name="T5">/admin/lieu/{id}/modifier</text:span> : modifier un lieu dans la BD</text:p>
      <text:p text:style-name="P4"><text:tab/><text:span text:style-name="T5">/admin/lieu/{id}/supprimerlieu</text:span> : supprime un lieu dans la BD</text:p>
      <text:p text:style-name="P4"><text:tab/><text:span text:style-name="T5">/admin/lieux </text:span>: <text:span text:style-name="T4">renvoie un liste de tout les lieux avec chacun un lien pour les modifier</text:span></text:p>
      <text:p text:style-name="P5"><text:tab/><text:span text:style-name="T5">/admin/game/{id_partie}/delete</text:span> : supprime une partie dans la BD</text:p>
      <text:p text:style-name="P5"/>
      <text:p text:style-name="P5"/>
      <text:p text:style-name="Title"/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22:21:35.452796428</meta:creation-date>
    <dc:date>2017-02-11T09:16:40.317984285</dc:date>
    <meta:editing-duration>PT18M5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7" meta:word-count="234" meta:character-count="1746" meta:non-whitespace-character-count="1510"/>
  </office:meta>
</office:document-meta>
</file>